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1.4931in"/>
    </style:style>
    <style:style style:name="Table1.C" style:family="table-column">
      <style:table-column-properties style:column-width="0.5729in"/>
    </style:style>
    <style:style style:name="Table1.D" style:family="table-column">
      <style:table-column-properties style:column-width="0.8424in"/>
    </style:style>
    <style:style style:name="Table1.E" style:family="table-column">
      <style:table-column-properties style:column-width="1.8056in"/>
    </style:style>
    <style:style style:name="Table1.F" style:family="table-column">
      <style:table-column-properties style:column-width="1.0243in"/>
    </style:style>
    <style:style style:name="Table1.G" style:family="table-column">
      <style:table-column-properties style:column-width="1.092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15%" fo:text-align="end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fo:color="#9933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>
        <style:tab-stops>
          <style:tab-stop style:position="5.7209in" style:leader-style="dotted" style:leader-text="."/>
        </style:tab-stops>
      </style:paragraph-properties>
      <style:text-properties style:font-name="Times New Roman1" fo:font-size="10pt" style:text-underline-style="none" fo:font-weight="bold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line-height="115%" fo:text-align="justify" style:justify-single-word="false">
        <style:tab-stops>
          <style:tab-stop style:position="5.7209in" style:leader-style="dotted" style:leader-text="."/>
        </style:tab-stops>
      </style:paragraph-properties>
      <style:text-properties fo:color="#0000ff" style:text-outline="false" style:text-line-through-style="none" style:font-name="Times New Roman1" fo:font-size="13pt" fo:font-style="normal" fo:text-shadow="none" style:text-underline-style="none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fo:color="#0000ff"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/>
      </style:paragraph-properties>
      <style:text-properties fo:color="#0000ff"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font-name="Times New Roman1" fo:font-size="10pt" style:font-size-asian="10pt" style:font-name-complex="Times New Roman1" style:font-size-complex="10pt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text-outline="false" style:text-line-through-style="none" style:font-name="Times New Roman1" fo:font-size="13pt" fo:font-style="normal" fo:text-shadow="none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0000ff" style:text-outline="false" style:text-line-through-style="none" style:font-name="Times New Roman1" fo:font-size="13pt" fo:font-style="normal" fo:text-shadow="none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9933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993300" style:font-name="Times New Roman1" fo:font-size="10pt" style:font-size-asian="10pt" style:font-name-complex="Times New Roman1" style:font-size-complex="10pt"/>
    </style:style>
    <style:style style:name="P25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fo:color="#993300" style:font-name="Times New Roman1" fo:font-size="10pt" style:font-size-asian="10pt" style:font-name-complex="Times New Roman1" style:font-size-complex="10pt"/>
    </style:style>
    <style:style style:name="P26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text-outline="false" style:text-line-through-style="none" style:font-name="Times New Roman1" fo:font-size="13pt" fo:font-style="normal" fo:text-shadow="none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993300" style:text-outline="false" style:text-line-through-style="none" fo:font-style="normal" fo:text-shadow="none" style:font-name-asian="Times New Roman1" style:font-style-asian="normal" style:font-style-complex="normal" style:text-emphasize="none" style:text-overline-style="none" style:text-overline-color="font-color"/>
    </style:style>
    <style:style style:name="T5" style:family="text">
      <style:text-properties fo:color="#9933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ff6600" style:text-outline="false" style:text-line-through-style="none" style:font-name="Times New Roman1" fo:font-size="20.5pt" fo:font-style="normal" fo:text-shadow="none" style:text-underline-style="none" style:font-name-asian="Times New Roman1" style:font-size-asian="20.5pt" style:font-style-asian="normal" style:font-name-complex="Times New Roman1" style:font-size-complex="20.5pt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00ff"/>
    </style:style>
    <style:style style:name="T8" style:family="text">
      <style:text-properties fo:color="#0000ff" style:text-outline="false" style:text-line-through-style="none" style:font-name="Times New Roman" fo:font-size="12pt" fo:font-style="normal" fo:text-shadow="none" style:font-name-asian="Times New Roman1" style:font-size-asian="12pt" style:font-style-asian="normal" style:font-name-complex="Times New Roman" style:font-size-complex="12pt" style:font-style-complex="normal" style:text-emphasize="none" style:text-overline-style="none" style:text-overline-color="font-color"/>
    </style:style>
    <style:style style:name="T9" style:family="text"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ff" style:text-outline="false" style:text-line-through-style="none" fo:font-size="13pt" fo:font-style="normal" fo:text-shadow="none" style:text-underline-style="none" fo:font-weight="normal" style:font-name-asian="Times New Roman1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ff" style:text-outline="false" style:text-line-through-style="none" style:font-name="Times New Roman1" fo:font-size="13pt" fo:font-style="normal" fo:text-shadow="none" style:text-underline-style="none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ff" style:text-outline="false" style:text-line-through-style="none" style:font-name="Times New Roman1" fo:font-size="13pt" fo:font-style="normal" fo:text-shadow="none" style:text-underline-style="none" style:font-name-asian="Times New Roman1" style:font-size-asian="13pt" style:font-style-asian="normal" style:font-name-complex="Times New Roman1" style:font-size-complex="13pt" style:font-style-complex="normal" style:font-weight-complex="bold" style:text-emphasize="none" style:text-overline-style="none" style:text-overline-color="font-color"/>
    </style:style>
    <style:style style:name="T13" style:family="text"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T14" style:family="text"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ff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17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ff0000"/>
    </style:style>
    <style:style style:name="T19" style:family="text">
      <style:text-properties fo:color="#008000" fo:font-size="7.5pt" fo:font-weight="normal" style:font-size-asian="7.5pt" style:font-weight-asian="normal" style:font-size-complex="7.5pt" style:font-weight-complex="normal"/>
    </style:style>
    <style:style style:name="T20" style:family="text">
      <style:text-properties fo:color="#008000" style:text-outline="false" style:text-line-through-style="none" style:font-name="Times New Roman1" fo:font-size="7.5pt" fo:font-style="normal" fo:text-shadow="none" style:text-underline-style="none" fo:font-weight="normal" style:font-name-asian="Times New Roman1" style:font-size-asian="7.5pt" style:font-style-asian="normal" style:font-weight-asian="normal" style:font-name-complex="Times New Roman1" style:font-size-complex="7.5pt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span text:style-name="T6">BILL <text:s/>OF <text:s text:c="2"/>LADING</text:span></text:p>
      <text:p text:style-name="P10"><text:span text:style-name="T4">Shipper / Exporter <text:s/>(complete name and addres) <text:s text:c="57"/>Booking No. </text:span><text:span text:style-name="T8"><text:placeholder text:placeholder-type="text">&lt;o.name or ''&gt;</text:placeholder></text:span></text:p>
      <text:p text:style-name="P11">VIET PHU THINH RUBBER JOINT STOCK COMPANY - VIRUCO</text:p>
      <text:p text:style-name="P11">125/11 Nguyen Cuu Van Street, Binh Thanh Dist, HCM City, Viet Nam</text:p>
      <text:p text:style-name="P9">Consignee (complete name and addres)</text:p>
      <text:p text:style-name="P12"><text:span text:style-name="T3"><text:placeholder text:placeholder-type="text">&lt;o.consignee_id and o.consignee_id.name or (consignee_text and consignee_text or 'To Order')&gt;</text:placeholder></text:span></text:p>
      <text:p text:style-name="P9">Notify Party <text:s/>(complete name and addres)</text:p>
      <text:p text:style-name="P16"><text:span text:style-name="T3"><text:placeholder text:placeholder-type="text">&lt;o.partner_id and o.partner_id.name or ''&gt;</text:placeholder></text:span></text:p>
      <text:p text:style-name="P17"><text:span text:style-name="T2"><text:placeholder text:placeholder-type="text">&lt;o.partner_id and o.partner_id.street or ''&gt;</text:placeholder></text:span><text:span text:style-name="T2">, </text:span><text:span text:style-name="T2"><text:placeholder text:placeholder-type="text">&lt;o.partner_id and o.partner_id.street2 or ''&gt;</text:placeholder></text:span><text:span text:style-name="T2">, </text:span><text:span text:style-name="T2"><text:placeholder text:placeholder-type="text">&lt;o.partner_id.state_id and o.partner_id.state_id.name or ''&gt;</text:placeholder></text:span><text:span text:style-name="T2">, </text:span><text:span text:style-name="T2"><text:placeholder text:placeholder-type="text">&lt;o.partner_id.country_id and o.partner_id.country_id.name or ''&gt;</text:placeholder></text:span></text:p>
      <text:p text:style-name="P24"><text:span text:style-name="T16">Ocean Vessel / Voy <text:s/>No. <text:s text:c="85"/>Place of Receipt/Date</text:span></text:p>
      <text:p text:style-name="P25"><text:span text:style-name="T15"><text:placeholder text:placeholder-type="text">&lt;o.ocean_vessel&gt;</text:placeholder></text:span><text:span text:style-name="T15"> <text:s text:c="71"/></text:span><text:span text:style-name="T10">HOCHIMINH CITY, VIETNAM</text:span></text:p>
      <text:p text:style-name="P23">Port of Discharge <text:s text:c="94"/>Port of loading</text:p>
      <text:p text:style-name="P18"><text:span text:style-name="T17"><text:placeholder text:placeholder-type="text">&lt;o.port_of_charge&gt;</text:placeholder></text:span><text:span text:style-name="T17"> <text:s text:c="66"/></text:span><text:span text:style-name="T17"><text:placeholder text:placeholder-type="text">&lt;o.port_of_loading&gt;</text:placeholder></text:span></text:p>
      <text:p text:style-name="P23">Place <text:s/>of delivery</text:p>
      <text:p text:style-name="P18"><text:span text:style-name="T17"><text:placeholder text:placeholder-type="text">&lt;o.place_of_delivery&gt;</text:placeholder></text:span></text:p>
      <text:p text:style-name="P21"><text:span text:style-name="T5">Container No. And Seal No.</text:span> <text:s text:c="36"/><text:span text:style-name="T5">Quantity And <text:s text:c="52"/>Meansurement</text:span></text:p>
      <text:p text:style-name="P23"><text:s text:c="9"/>Marks <text:s/>&amp; <text:s/>Nos. <text:s text:c="54"/>Kind of Packages</text:p>
      <text:p text:style-name="P18"><text:span text:style-name="T17"><text:placeholder text:placeholder-type="text">&lt;o.container_no_seal&gt;</text:placeholder></text:span><text:span text:style-name="T17"> <text:s text:c="17"/></text:span><text:span text:style-name="T17"><text:placeholder text:placeholder-type="text">&lt;o.quantity_kind_of_packages&gt;</text:placeholder></text:span><text:span text:style-name="T17"> <text:s text:c="13"/></text:span><text:span text:style-name="T17"><text:placeholder text:placeholder-type="text">&lt;o.meansurement&gt;</text:placeholder></text:span><text:span text:style-name="T17"> </text:span></text:p>
      <text:p text:style-name="P19">SHIPPED ON BOARD</text:p>
      <text:p text:style-name="P20"><text:placeholder text:placeholder-type="text">&lt;o.date[8:10]&gt;</text:placeholder> <text:placeholder text:placeholder-type="text">&lt;get_month_name(o.date[5:7])&gt;</text:placeholder> <text:placeholder text:placeholder-type="text">&lt;o.date[:4]&gt;</text:placeholder></text:p>
      <text:p text:style-name="P22"><text:span text:style-name="T11"><text:placeholder text:placeholder-type="text">&lt;o.ocean_vessel&gt;</text:placeholder></text:span> <text:s text:c="35"/><text:span text:style-name="T5">Note <text:s/></text:span><text:span text:style-name="T9"><text:placeholder text:placeholder-type="text">&lt;o.note&gt;</text:placeholder></text:span></text:p>
      <text:p text:style-name="P22"><text:span text:style-name="T11"><text:placeholder text:placeholder-type="text">&lt;o.port_of_loading&gt;</text:placeholder></text:span> <text:s text:c="28"/><text:span text:style-name="T9">FREIGHT </text:span><text:span text:style-name="T9"><text:placeholder text:placeholder-type="text">&lt;o.freight&gt;</text:placeholder></text:span></text:p>
      <text:p text:style-name="P26"><text:span text:style-name="T7"><text:s text:c="67"/></text:span><text:span text:style-name="T2">FCL/FCL</text:span></text:p>
      <text:p text:style-name="P20"><text:s text:c="67"/><text:span text:style-name="T18">CY / CY</text:span></text:p>
      <text:p text:style-name="P19">DESCRIPTION <text:s/>OF <text:s/>GOO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No.</text:p>
          </table:table-cell>
          <table:table-cell table:style-name="Table1.A1" office:value-type="string">
            <text:p text:style-name="P2">Product</text:p>
          </table:table-cell>
          <table:table-cell table:style-name="Table1.A1" office:value-type="string">
            <text:p text:style-name="P2">Units</text:p>
          </table:table-cell>
          <table:table-cell table:style-name="Table1.A1" office:value-type="string">
            <text:p text:style-name="P2">Quantity</text:p>
          </table:table-cell>
          <table:table-cell table:style-name="Table1.A1" office:value-type="string">
            <text:p text:style-name="P2">Packages</text:p>
          </table:table-cell>
          <table:table-cell table:style-name="Table1.A1" office:value-type="string">
            <text:p text:style-name="P2">N.W</text:p>
          </table:table-cell>
          <table:table-cell table:style-name="Table1.G1" office:value-type="string">
            <text:p text:style-name="P2">G.W</text:p>
          </table:table-cell>
        </table:table-row>
        <table:table-row table:style-name="Table1.1">
          <table:table-cell table:style-name="Table1.A2" table:number-columns-spanned="7" office:value-type="string">
            <text:p text:style-name="P5"><text:placeholder text:placeholder-type="text">&lt;for each="sequence,line in enumerate(o.draft_bl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6"><text:placeholder text:placeholder-type="text">&lt;sequence + 1&gt;</text:placeholder></text:p>
          </table:table-cell>
          <table:table-cell table:style-name="Table1.A1" office:value-type="string">
            <text:p text:style-name="P3"/>
            <text:p text:style-name="P3"><text:placeholder text:placeholder-type="text">&lt;line.product_id and line.product_id.name or ''&gt;</text:placeholder></text:p>
          </table:table-cell>
          <table:table-cell table:style-name="Table1.A1" office:value-type="string">
            <text:p text:style-name="P4"><text:placeholder text:placeholder-type="text">&lt;line.product_uom and line.product_uom.name or ''&gt;</text:placeholder></text:p>
          </table:table-cell>
          <table:table-cell table:style-name="Table1.A1" office:value-type="string">
            <text:p text:style-name="P4"><text:placeholder text:placeholder-type="text">&lt;line.product_qty&gt;</text:placeholder></text:p>
          </table:table-cell>
          <table:table-cell table:style-name="Table1.A1" office:value-type="string">
            <text:p text:style-name="P3"><text:placeholder text:placeholder-type="text">&lt; line.packages_qty&gt;</text:placeholder></text:p>
          </table:table-cell>
          <table:table-cell table:style-name="Table1.A1" office:value-type="string">
            <text:p text:style-name="P4"><text:placeholder text:placeholder-type="text">&lt;line.net_weight&gt;</text:placeholder></text:p>
          </table:table-cell>
          <table:table-cell table:style-name="Table1.G1" office:value-type="string">
            <text:p text:style-name="P4"><text:placeholder text:placeholder-type="text">&lt;line.gross_weight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23"><text:soft-page-break/></text:p>
      <text:p text:style-name="P21"><text:span text:style-name="T5">B/L <text:s text:c="2"/>NO. </text:span><text:s text:c="51"/><text:span text:style-name="T5">Number of Original B/l <text:s/></text:span><text:span text:style-name="T13">3/3</text:span></text:p>
      <text:p text:style-name="P21"><text:span text:style-name="T11"><text:placeholder text:placeholder-type="text">&lt;o.bl_no&gt;</text:placeholder></text:span><text:span text:style-name="T12"> <text:s text:c="40"/></text:span><text:span text:style-name="T5">Place of B(s) L <text:s/>issue </text:span><text:span text:style-name="T9"><text:placeholder text:placeholder-type="text">&lt;o.port_of_loading&gt;</text:placeholder></text:span></text:p>
      <text:p text:style-name="P20"><text:span text:style-name="T12"><text:placeholder text:placeholder-type="text">&lt;o.date[8:10]&gt;</text:placeholder></text:span><text:span text:style-name="T12"> </text:span><text:span text:style-name="T12"><text:placeholder text:placeholder-type="text">&lt;get_month_name(o.date[5:7])&gt;</text:placeholder></text:span><text:span text:style-name="T12"> </text:span><text:span text:style-name="T12"><text:placeholder text:placeholder-type="text">&lt;o.date[:4]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24T11:48:26</dc:date>
    <dc:creator>tranhung </dc:creator>
    <meta:editing-duration>PT2H27M46S</meta:editing-duration>
    <meta:editing-cycles>101</meta:editing-cycles>
    <meta:generator>LibreOffice/3.5$Linux_X86_64 LibreOffice_project/350m1$Build-2</meta:generator>
    <meta:document-statistic meta:table-count="1" meta:image-count="0" meta:object-count="0" meta:page-count="2" meta:paragraph-count="45" meta:word-count="178" meta:character-count="2432" meta:non-whitespace-character-count="1418"/>
  </office:meta>
</office:document-meta>
</file>